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2__20_Dots_20_1_20_Dash" svg:stroke-width="0.025cm" svg:stroke-color="#800000" draw:marker-start-width="0.237cm" draw:marker-end-width="0.237cm" draw:fill="solid" draw:fill-color="#0047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.27cm" svg:height="1.27cm" svg:x="5.445cm" svg:y="7.3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6.715cm" svg:y="10.525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1" draw:layer="layout" svg:width="1.27cm" svg:height="1.27cm" svg:x="16.875cm" svg:y="10.525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5" draw:layer="layout" svg:width="1.27cm" svg:height="1.27cm" svg:x="18.145cm" svg:y="4.1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15.605cm" svg:y="4.13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10.525cm" svg:y="4.13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7.985cm" svg:y="7.3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13.065cm" svg:y="4.13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6.875cm" svg:y1="11.16cm" svg:x2="13.7cm" svg:y2="5.402cm" draw:start-shape="id1" draw:start-glue-point="6" draw:end-shape="id2" draw:end-glue-point="8" svg:d="m16875 11160c-2117 0-3175-1919-3175-5758">
          <text:p/>
        </draw:connector>
        <draw:connector draw:style-name="gr2" draw:text-style-name="P1" draw:layer="layout" draw:type="curve" svg:x1="7.985cm" svg:y1="11.16cm" svg:x2="11.16cm" svg:y2="5.402cm" draw:start-shape="id3" draw:start-glue-point="10" draw:end-shape="id4" draw:end-glue-point="8" svg:d="m7985 11160c2117 0 3175-1919 3175-5758">
          <text:p/>
        </draw:connector>
        <draw:connector draw:style-name="gr2" draw:text-style-name="P1" draw:layer="layout" draw:type="curve" svg:x1="13.7cm" svg:y1="5.402cm" svg:x2="18.78cm" svg:y2="5.402cm" draw:start-shape="id2" draw:start-glue-point="8" draw:end-shape="id5" draw:end-glue-point="8" svg:d="m13700 5402c0 790 5080 790 5080 0">
          <text:p/>
        </draw:connector>
        <draw:connector draw:style-name="gr2" draw:text-style-name="P1" draw:layer="layout" draw:type="curve" draw:line-skew="-0.438cm" svg:x1="11.16cm" svg:y1="4.132cm" svg:x2="18.78cm" svg:y2="4.132cm" draw:start-shape="id4" draw:start-glue-point="4" draw:end-shape="id5" draw:end-glue-point="4" svg:d="m11160 4132c0-1446 7620-1446 7620 0">
          <text:p/>
        </draw:connector>
        <draw:connector draw:style-name="gr2" draw:text-style-name="P1" draw:layer="layout" draw:type="curve" svg:x1="11.16cm" svg:y1="4.132cm" svg:x2="16.24cm" svg:y2="4.132cm" draw:start-shape="id4" draw:start-glue-point="4" draw:end-shape="id6" draw:end-glue-point="4" svg:d="m11160 4132c0-789 5080-789 5080 0">
          <text:p/>
        </draw:connector>
        <draw:connector draw:style-name="gr3" draw:text-style-name="P1" draw:layer="layout" draw:type="line" svg:x1="17.061cm" svg:y1="10.711cm" svg:x2="16.24cm" svg:y2="5.402cm" draw:start-shape="id1" draw:start-glue-point="5" draw:end-shape="id6" draw:end-glue-point="8" svg:d="m17061 10711-821-5309">
          <text:p/>
        </draw:connector>
        <draw:connector draw:style-name="gr3" draw:text-style-name="P1" draw:layer="layout" draw:type="line" svg:x1="17.959cm" svg:y1="10.711cm" svg:x2="18.78cm" svg:y2="5.402cm" draw:start-shape="id1" draw:start-glue-point="11" draw:end-shape="id5" draw:end-glue-point="8" svg:d="m17959 10711 821-5309">
          <text:p/>
        </draw:connector>
        <draw:connector draw:style-name="gr3" draw:text-style-name="P1" draw:layer="layout" draw:type="line" svg:x1="6.901cm" svg:y1="10.711cm" svg:x2="6.08cm" svg:y2="8.62cm" draw:start-shape="id3" draw:start-glue-point="5" draw:end-shape="id7" draw:end-glue-point="8" svg:d="m6901 10711-821-2091">
          <text:p/>
        </draw:connector>
        <draw:connector draw:style-name="gr3" draw:text-style-name="P1" draw:layer="layout" draw:type="line" svg:x1="7.799cm" svg:y1="10.711cm" svg:x2="8.62cm" svg:y2="8.62cm" draw:start-shape="id3" draw:start-glue-point="11" draw:end-shape="id8" draw:end-glue-point="8" svg:d="m7799 10711 821-2091">
          <text:p/>
        </draw:connector>
        <draw:line draw:style-name="gr4" draw:text-style-name="P1" draw:layer="layout" svg:x1="2.905cm" svg:y1="9.89cm" svg:x2="21.955cm" svg:y2="9.89cm">
          <text:p/>
        </draw:line>
        <draw:line draw:style-name="gr4" draw:text-style-name="P1" draw:layer="layout" svg:x1="2.905cm" svg:y1="6.715cm" svg:x2="21.95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12:32</dc:date>
    <dc:creator>George Balatsouras</dc:creator>
    <meta:editing-duration>PT00H27M05S</meta:editing-duration>
    <meta:editing-cycles>21</meta:editing-cycles>
    <meta:generator>OpenOffice.org/3.2$Unix OpenOffice.org_project/320m12$Build-9483</meta:generator>
    <meta:document-statistic meta:object-count="19"/>
  </office:meta>
</office:document-meta>
</file>